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FDD50CE8337DAD5A.jpg" manifest:media-type="image/jpeg"/>
  <manifest:file-entry manifest:full-path="Pictures/10000000000000690000002DB187D826C83D3C8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in" fo:margin-left="0.0063in" table:align="left" style:writing-mode="lr-tb"/>
    </style:style>
    <style:style style:name="Table1.A" style:family="table-column">
      <style:table-column-properties style:column-width="6in"/>
    </style:style>
    <style:style style:name="Table1.1" style:family="table-row">
      <style:table-row-properties style:min-row-height="0.3646in"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6.0118in" table:align="left" style:writing-mode="lr-tb"/>
    </style:style>
    <style:style style:name="Table2.A" style:family="table-column">
      <style:table-column-properties style:column-width="0.6896in"/>
    </style:style>
    <style:style style:name="Table2.B" style:family="table-column">
      <style:table-column-properties style:column-width="1.2792in"/>
    </style:style>
    <style:style style:name="Table2.C" style:family="table-column">
      <style:table-column-properties style:column-width="2.0674in"/>
    </style:style>
    <style:style style:name="Table2.D" style:family="table-column">
      <style:table-column-properties style:column-width="1.9757in"/>
    </style:style>
    <style:style style:name="Table2.1" style:family="table-row">
      <style:table-row-properties style:min-row-height="0.0972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0035in" fo:margin-left="-0.0486in" table:align="left" style:writing-mode="lr-tb"/>
    </style:style>
    <style:style style:name="Table3.A" style:family="table-column">
      <style:table-column-properties style:column-width="3.8903in"/>
    </style:style>
    <style:style style:name="Table3.B" style:family="table-column">
      <style:table-column-properties style:column-width="2.1132in"/>
    </style:style>
    <style:style style:name="Table3.1" style:family="table-row">
      <style:table-row-properties style:min-row-height="0.1875in" fo:keep-together="always"/>
    </style:style>
    <style:style style:name="Table3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6.0181in" fo:margin-left="-0.0486in" table:align="left" style:writing-mode="lr-tb"/>
    </style:style>
    <style:style style:name="Table4.A" style:family="table-column">
      <style:table-column-properties style:column-width="3.2653in"/>
    </style:style>
    <style:style style:name="Table4.B" style:family="table-column">
      <style:table-column-properties style:column-width="0.7139in"/>
    </style:style>
    <style:style style:name="Table4.C" style:family="table-column">
      <style:table-column-properties style:column-width="2.0389in"/>
    </style:style>
    <style:style style:name="Table4.1" style:family="table-row">
      <style:table-row-properties style:min-row-height="0.1965in" fo:keep-together="always"/>
    </style:style>
    <style:style style:name="Table4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in" fo:margin-right="-5.4134in" fo:text-align="center" style:justify-single-word="false" fo:text-indent="0in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2.828in" fo:margin-right="0.0783in" fo:text-align="center" style:justify-single-word="false" fo:text-indent="1.6917in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2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4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5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6" style:family="paragraph" style:parent-style-name="Footer">
      <style:text-properties style:font-size-complex="10pt"/>
    </style:style>
    <style:style style:name="P17" style:family="paragraph" style:parent-style-name="Standard">
      <style:paragraph-properties fo:margin-left="0in" fo:margin-right="-0.0161in" fo:text-indent="0in" style:auto-text-indent="false"/>
      <style:text-properties style:font-name="Arial" style:font-name-complex="Arial"/>
    </style:style>
    <style:style style:name="P18" style:family="paragraph" style:parent-style-name="Standard">
      <style:paragraph-properties fo:margin-left="0in" fo:margin-right="-0.0161in" fo:text-align="center" style:justify-single-word="false" fo:text-indent="0in" style:auto-text-indent="false"/>
      <style:text-properties style:font-name="Arial" style:font-name-complex="Arial" style:font-weight-complex="bold"/>
    </style:style>
    <style:style style:name="P19" style:family="paragraph" style:parent-style-name="Standard">
      <style:paragraph-properties fo:margin-left="0in" fo:margin-right="-0.0161in" fo:text-indent="0in" style:auto-text-indent="false"/>
      <style:text-properties style:font-name="Arial" fo:font-weight="bold" style:font-weight-asian="bold" style:font-name-complex="Arial"/>
    </style:style>
    <style:style style:name="P20" style:family="paragraph" style:parent-style-name="Standard">
      <style:paragraph-properties fo:margin-left="0.05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Standard">
      <style:paragraph-properties fo:margin-left="0.05in" fo:margin-right="0in" fo:text-align="center" style:justify-single-word="false" fo:text-indent="0in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3" style:family="paragraph" style:parent-style-name="Header">
      <style:paragraph-properties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style:font-name="Arial" style:font-name-complex="Arial"/>
    </style:style>
    <style:style style:name="P24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5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2pt" officeooo:rsid="00115672" officeooo:paragraph-rsid="00115672" style:font-size-asian="12pt" style:font-name-complex="Arial" style:font-size-complex="12pt"/>
    </style:style>
    <style:style style:name="P26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7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8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9" style:family="paragraph" style:parent-style-name="Standard">
      <style:text-properties fo:color="#000000" style:font-name="Arial" fo:font-size="10pt" fo:font-style="italic" officeooo:rsid="001663d3" officeooo:paragraph-rsid="001663d3" style:font-size-asian="10pt" style:font-style-asian="italic" style:font-name-complex="Arial" style:font-size-complex="10pt"/>
    </style:style>
    <style:style style:name="P30" style:family="paragraph" style:parent-style-name="Standard">
      <style:text-properties fo:color="#000000" style:font-name="Arial" fo:font-size="10pt" fo:font-style="italic" officeooo:rsid="0015407f" officeooo:paragraph-rsid="0015407f" style:font-size-asian="10pt" style:font-style-asian="italic" style:font-name-complex="Arial" style:font-size-complex="10pt"/>
    </style:style>
    <style:style style:name="P31" style:family="paragraph" style:parent-style-name="Standard">
      <style:text-properties fo:color="#000000" style:font-name="Arial" fo:font-size="10pt" fo:font-style="italic" officeooo:rsid="00196548" officeooo:paragraph-rsid="00196548" style:font-size-asian="10pt" style:font-style-asian="italic" style:font-name-complex="Arial" style:font-size-complex="10pt"/>
    </style:style>
    <style:style style:name="P32" style:family="paragraph" style:parent-style-name="Standard" style:master-page-name="Standard">
      <style:paragraph-properties fo:margin-left="0in" fo:margin-right="-0.0161in" fo:text-align="center" style:justify-single-word="false" fo:text-indent="0in" style:auto-text-indent="false" style:page-number="auto"/>
    </style:style>
    <style:style style:name="P33" style:family="paragraph" style:parent-style-name="Heading_20_1">
      <style:paragraph-properties fo:margin-left="0.2992in" fo:margin-right="-0.0161in" fo:margin-top="0.0835in" fo:margin-bottom="0.0417in" loext:contextual-spacing="false" fo:text-indent="-0.2992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4" style:family="paragraph" style:parent-style-name="Heading_20_1">
      <style:paragraph-properties fo:margin-left="0.2992in" fo:margin-right="-0.0161in" fo:margin-top="0.0835in" fo:margin-bottom="0.0417in" loext:contextual-spacing="false" fo:text-indent="-0.2992in" style:auto-text-indent="false"/>
      <style:text-properties fo:font-size="12pt" style:font-size-asian="12pt" style:font-name-complex="Arial" style:font-size-complex="12pt"/>
    </style:style>
    <style:style style:name="P35" style:family="paragraph" style:parent-style-name="Heading_20_1">
      <style:paragraph-properties fo:margin-left="0.3in" fo:margin-right="-0.0161in" fo:text-indent="-0.3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6" style:family="paragraph" style:parent-style-name="Heading_20_1">
      <style:paragraph-properties fo:margin-left="0.3in" fo:margin-right="-0.0161in" fo:margin-top="0.0835in" fo:margin-bottom="0.0417in" loext:contextual-spacing="false" fo:text-indent="-0.3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7" style:family="paragraph" style:parent-style-name="Heading_20_1">
      <style:paragraph-properties fo:margin-left="0in" fo:margin-right="-0.0161in" fo:margin-top="0.0835in" fo:margin-bottom="0.0417in" loext:contextual-spacing="false" fo:text-indent="0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8" style:family="paragraph" style:parent-style-name="Heading_20_2" style:list-style-name="">
      <style:paragraph-properties fo:margin-left="0in" fo:margin-right="0in" fo:margin-top="0in" fo:margin-bottom="0in" loext:contextual-spacing="false" fo:text-indent="0in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39" style:family="paragraph" style:parent-style-name="Heading_20_2" style:list-style-name="">
      <style:paragraph-properties fo:margin-left="0in" fo:margin-right="0in" fo:margin-top="0in" fo:margin-bottom="0in" loext:contextual-spacing="false" fo:text-indent="0in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40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2pt" officeooo:rsid="0014bca7" officeooo:paragraph-rsid="0014bca7" style:font-size-asian="12pt" style:font-name-complex="Arial" style:font-size-complex="12pt"/>
    </style:style>
    <style:style style:name="P41" style:family="paragraph" style:parent-style-name="Header">
      <style:paragraph-properties>
        <style:tab-stops/>
      </style:paragraph-properties>
      <style:text-properties style:font-name="Arial" officeooo:rsid="001b12e4" officeooo:paragraph-rsid="001b12e4" style:font-name-complex="Arial"/>
    </style:style>
    <style:style style:name="P42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officeooo:rsid="00134161"/>
    </style:style>
    <style:style style:name="T6" style:family="text">
      <style:text-properties officeooo:rsid="00184f70"/>
    </style:style>
    <style:style style:name="T7" style:family="text">
      <style:text-properties fo:language="pt" fo:country="BR" fo:font-weight="normal" style:font-weight-asian="normal"/>
    </style:style>
    <style:style style:name="T8" style:family="text">
      <style:text-properties officeooo:rsid="001b12e4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4">TERMO DE ABERTURA</text:span><text:span text:style-name="T3"> DO PROJETO</text:span></text:p>
      <text:p text:style-name="P19"/>
      <text:p text:style-name="P18">Identificação do Projeto</text:p>
      <text:p text:style-name="P1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30">Sistema Memorial Web</text:p>
          </table:table-cell>
        </table:table-row>
      </table:table>
      <text:p text:style-name="P17"/>
      <text:p text:style-name="P18">Histórico de Registro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são</text:p>
          </table:table-cell>
          <table:table-cell table:style-name="Table2.A1" office:value-type="string">
            <text:p text:style-name="P8">Data</text:p>
          </table:table-cell>
          <table:table-cell table:style-name="Table2.A1" office:value-type="string">
            <text:p text:style-name="P8">Autor</text:p>
          </table:table-cell>
          <table:table-cell table:style-name="Table2.D1" office:value-type="string">
            <text:p text:style-name="P8">Descrição</text:p>
          </table:table-cell>
        </table:table-row>
        <table:table-row table:style-name="Table2.1">
          <table:table-cell table:style-name="Table2.A1" office:value-type="string">
            <text:p text:style-name="P10">1.0</text:p>
          </table:table-cell>
          <table:table-cell table:style-name="Table2.A1" office:value-type="string">
            <text:p text:style-name="P12">Data do histórico: dd/mm/aaaa}</text:p>
          </table:table-cell>
          <table:table-cell table:style-name="Table2.A1" office:value-type="string">
            <text:p text:style-name="P12">{Autor da elaboração/modificação}</text:p>
          </table:table-cell>
          <table:table-cell table:style-name="Table2.D1" office:value-type="string">
            <text:p text:style-name="P9">Elaboração do documento</text:p>
          </table:table-cell>
        </table:table-row>
        <table:table-row table:style-name="Table2.1">
          <table:table-cell table:style-name="Table2.A1" office:value-type="string">
            <text:p text:style-name="P13">{1.1}</text:p>
          </table:table-cell>
          <table:table-cell table:style-name="Table2.A1" office:value-type="string">
            <text:p text:style-name="P12">Data do histórico: dd/mm/aaaa}</text:p>
          </table:table-cell>
          <table:table-cell table:style-name="Table2.A1" office:value-type="string">
            <text:p text:style-name="P12">{Autor da elaboração/modificação}</text:p>
          </table:table-cell>
          <table:table-cell table:style-name="Table2.D1" office:value-type="string">
            <text:p text:style-name="P12">{Motivo da modificação}</text:p>
          </table:table-cell>
        </table:table-row>
      </table:table>
      <text:p text:style-name="P22"/>
      <text:h text:style-name="P34" text:outline-level="1"><text:span text:style-name="T7">Justificativa</text:span></text:h>
      <text:p text:style-name="P29">Auxiliar o<text:span text:style-name="T6">s</text:span> usuário<text:span text:style-name="T6">s</text:span> a relatarem suas atividades profissionais, e caso seja necessário, apresenta-las para terceiros <text:span text:style-name="T6">para que estes o avaliem.</text:span></text:p>
      <text:h text:style-name="P35" text:outline-level="1">Objetivo do Projeto</text:h>
      <text:p text:style-name="P31"><text:span text:style-name="T8">Criar</text:span> um Sistema de Memorial Web para auxiliar o usuário a criar um memorial, semelhante a um curriculum vitae. <text:span text:style-name="T8">O sistemas possui funcionalidades para permitir que documentos sejam anexados além de gerar um HTML com essas informações e documentos.</text:span></text:p>
      <text:p text:style-name="P26"/>
      <text:h text:style-name="P36" text:outline-level="1">Alinhamento Estratégico</text:h>
      <text:p text:style-name="P26"/>
      <text:h text:style-name="P33" text:outline-level="1">Responsabilidades e Partes Interessadas</text:h>
      <text:p text:style-name="P28">{Descrever quais as unidades administrativas estão envolvidas na execução do projeto com um breve relato das responsabilidades de cada uma. Todas as áreas informadas receberão cópia deste documento.}</text:p>
      <text:p text:style-name="P27"/>
      <text:h text:style-name="P33" text:outline-level="1">Escopo</text:h>
      <text:p text:style-name="P28">{Descrever os resultados esperados e produzidos no projeto como, por exemplo, os produtos e serviços a serem entregues, a documentação elaborada.}</text:p>
      <text:p text:style-name="P27"/>
      <text:h text:style-name="P33" text:outline-level="1">Restrições</text:h>
      <text:p text:style-name="P28">{Restrições são condições ou situações que limitam seu planejamento e desenvolvimento e não podem ser eliminadas ou alteradas no decorrer do projeto. Devem ser descritas em tópicos e acompanhadas de metas valoradas. Ex.: Orçamento predefinido ou datas impostas.}</text:p>
      <text:p text:style-name="P27"/>
      <text:h text:style-name="P33" text:outline-level="1">Riscos Iniciais</text:h>
      <text:p text:style-name="P28">{Relacionar em tópicos os riscos iniciais identificados no projeto.}</text:p>
      <text:p text:style-name="P26"/>
      <text:h text:style-name="P33" text:outline-level="1">Tempo Estimado</text:h>
      <text:p text:style-name="P28">{Estimar o tempo necessário para a conclusão do projeto.}</text:p>
      <text:p text:style-name="P26"><text:soft-page-break/></text:p>
      <text:h text:style-name="P33" text:outline-level="1">Custo Estimado</text:h>
      <text:p text:style-name="P28">{Estimar o custo necessário para a execução do projeto.}</text:p>
      <text:p text:style-name="P28"/>
      <text:p text:style-name="P25">10. Ferramentas utilizadas</text:p>
      <text:list xml:id="list6189227487779127748" text:style-name="L1">
        <text:list-item>
          <text:p text:style-name="P40">Github</text:p>
        </text:list-item>
      </text:list>
      <text:p text:style-name="P24"/>
      <text:h text:style-name="P37" text:outline-level="1" text:is-list-header="true"><text:span text:style-name="T5">11. </text:span>Gerente do Projeto</text:h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8" text:outline-level="2">Nome</text:h>
          </table:table-cell>
          <table:table-cell table:style-name="Table3.B1" office:value-type="string">
            <text:h text:style-name="P39" text:outline-level="2">Email</text:h>
          </table:table-cell>
        </table:table-row>
      </table:table>
      <text:p text:style-name="P41">Tiago Kenji Umemura<text:tab/><text:tab/><text:tab/><text:tab/> <text:s text:c="9"/>umemuratiago@gmail.com</text:p>
      <text:h text:style-name="P37" text:outline-level="1" text:is-list-header="true"/>
      <text:h text:style-name="P37" text:outline-level="1"><text:span text:style-name="T5">12. </text:span>Aprovação do Termo de Abertura</text:h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0">Unidade Demandante</text:p>
          </table:table-cell>
          <table:table-cell table:style-name="Table4.B1" office:value-type="string">
            <text:p text:style-name="P11">Data</text:p>
          </table:table-cell>
          <table:table-cell table:style-name="Table4.C1" office:value-type="string">
            <text:p text:style-name="P21">Assinatura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417in" fo:margin-bottom="0.0417in" loext:contextual-spacing="false" style:line-height-at-least="0.1665in" fo:orphans="0" fo:widows="0" fo:keep-with-next="always">
        <style:tab-stops>
          <style:tab-stop style:position="0.1972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181in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1.2799in" fo:margin-right="0in" fo:orphans="2" fo:widows="2" fo:text-indent="0in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style:line-height-at-least="0.1665in" fo:hyphenation-ladder-count="no-limit" fo:text-indent="0in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2957in" fo:margin-right="0in" fo:line-height="150%" fo:text-align="justify" style:justify-single-word="false" fo:text-indent="0in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6.0563in" fo:margin-left="-0.075in" table:align="left" style:writing-mode="lr-tb"/>
    </style:style>
    <style:style style:name="Table7.A" style:family="table-column">
      <style:table-column-properties style:column-width="1.1361in"/>
    </style:style>
    <style:style style:name="Table7.B" style:family="table-column">
      <style:table-column-properties style:column-width="4.92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6.0563in" fo:margin-left="-0.075in" table:align="left" style:writing-mode="lr-tb"/>
    </style:style>
    <style:style style:name="Table6.A" style:family="table-column">
      <style:table-column-properties style:column-width="2.3201in"/>
    </style:style>
    <style:style style:name="Table6.B" style:family="table-column">
      <style:table-column-properties style:column-width="1.7875in"/>
    </style:style>
    <style:style style:name="Table6.C" style:family="table-column">
      <style:table-column-properties style:column-width="1.8819in"/>
    </style:style>
    <style:style style:name="Table6.D" style:family="table-column">
      <style:table-column-properties style:column-width="0.0667in"/>
    </style:style>
    <style:style style:name="Table6.1" style:family="table-row">
      <style:table-row-properties style:min-row-height="0.0917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none" fo:border-right="none" fo:border-top="0.5pt solid #808080" fo:border-bottom="none" style:writing-mode="lr-tb"/>
    </style:style>
    <style:style style:name="Table6.D1" style:family="table-cell">
      <style:table-cell-properties fo:padding="0in" fo:border="none"/>
    </style:style>
    <style:style style:name="Table6.A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6.C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margin-left="0in" fo:margin-right="-5.4134in" fo:text-align="center" style:justify-single-word="false" fo:text-indent="0in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2.828in" fo:margin-right="0.0783in" fo:text-align="center" style:justify-single-word="false" fo:text-indent="1.6917in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8in" style:dynamic-spacing="true"/>
      </style:header-style>
      <style:footer-style>
        <style:header-footer-properties fo:min-height="0.4917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1.4992in" svg:height="0.6429in" draw:z-index="1"><draw:image xlink:href="Pictures/10000000000000690000002DB187D826C83D3C87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1.3957in" svg:height="1.1665in" draw:z-index="3"><draw:image xlink:href="Pictures/10000000000002F700000279FDD50CE8337DAD5A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24T20:04:20.950073465</dc:date>
    <meta:print-date>2010-10-06T12:21:00</meta:print-date>
    <meta:editing-cycles>88</meta:editing-cycles>
    <meta:editing-duration>PT4H6M54S</meta:editing-duration>
    <meta:generator>LibreOffice/5.1.4.2$Linux_X86_64 LibreOffice_project/10m0$Build-2</meta:generator>
    <meta:document-statistic meta:table-count="6" meta:image-count="2" meta:object-count="0" meta:page-count="2" meta:paragraph-count="49" meta:word-count="280" meta:character-count="1899" meta:non-whitespace-character-count="1663"/>
  </office:meta>
</office:document-meta>
</file>